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13.284cm"/>
    </style:style>
    <style:style style:name="co3" style:family="table-column">
      <style:table-column-properties fo:break-before="auto" style:column-width="12.314cm"/>
    </style:style>
    <style:style style:name="co4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ختيار المكان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هيئة التحرير وجهة الاتصال لتطبيق إنتجري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النقاط المثيرة للاهتمام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تعذر العثور على الصفح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تطبيق إنتجريت هو دليلك الرقمي لألمانيا. تجد فيه معلومات وفعاليات محلية ويقدم لك المشورة. دائمًا مُحدَّثة وبلغتك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إصدار ملف P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للأسف، لغتك ليست متا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اختر لغ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</text:p>
          </table:table-cell>
          <table:table-cell office:value-type="string" calcext:value-type="string">
            <text:p>التغيير الأخير: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للأسف، هذه اللغة ليست متا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للأسف، تعذر العثور على هذه المدين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للأسف، تعذر العثور على هذا الحدث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للأسف، تعذر العثور على هذا العرض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للأسف، تعذر العثور على هذه النقطة المثيرة للاهتمام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فشل في الاتصال بالخادم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تعذر معالجة هذا الاستفسار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تعذر معالجة استجابة الخادم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حدث خطأ غير معرو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إعادة المحاول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للأسف، لا يُمكن تحميل الصف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اختر لغة: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إلى الصفحة الرئيس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إلى الفئ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إلى 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إلى 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أ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حدث خطأ ما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للأسف، فشل في تغيير اللغ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اللغة المُختارة غير متاحة دون الاتصال بالإنترنت. يلزم وجود اتصال نشط بالإنترنت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الموقع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التاريخ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ليست هناك فعاليات متوفرة حاليًا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وظائف تقن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يات {{city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عرض "{{offer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جهة الاتصال وهيئة التحري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البحث عن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ى الصفحة "{{page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ضمون الفعالية "{{event}}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إرس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حدث خطأ ما عند إرسال الملاحظ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ملاحظ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ماذا الذي كان مفيدًا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ما الذي يمكننا تحسينه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ما نوع الملاحظة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هل هذه الصفحة مفيدة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يد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ير مفيد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للأسف تعذر العثور على نتائج مناسب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ملاحظاتك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لم يتم العثور على المعلومة المناسبة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ما هي المعلومات المفقودة هنا؟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تم إرسال الملاحظ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شكرًا على ملاحظاتك. فمن خلالها تساعدنا على تطوير محتوياتنا وتطوير تطبيق إنتجريت. يُسعدنا تقديمك لمزيد من الملاحظات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إغلاق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هذه الصفحة ليست مفيد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هذه الصفحة مفيد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تطبيق إنتجريت هو دليلك الرقمي لألمانيا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استخدام الكلمات الرئيسية للعثور بسرعة على المعلومات الصحيح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يير اللغ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يير سهل للغة كل صفحة على حد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فعاليات ومواعيد حالية في المنطقة المحيط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البحث عن عمل، البحث عن تدريب والكثير من الأمور الأخرى في المنطقة المحيط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من خلال النقر على "{{accept}}" أسمح لتطبيق إنتجريت، ..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من خلال الإرسال التلقائي، بتحسين تقارير الأعطال الخاصة بتطبيق إنتجري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إرسال الإخطارات اللحظية الخاصة بأحدث الأخبار المحلية لي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اقتراح الأماكن القريبة عليّ باستخدام موقعي عبر تقنية الـGP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تخطي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ستمرا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حفظ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عدي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ف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قبو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البحث عن مكان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الأماكن القريب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لم يتم العثور على أماكن قريب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ملاحظ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يتعين تفعيل خدمات تحديد الموقع، حتى يُمكن عرض الأماكن القريب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ماية البيان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الفئ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لا توجد فعالي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غير متوفر بلغات أخرى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لا توجد ترجمة متاح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البحث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يير الموقع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يير اللغ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المشارك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تم حالاً العثور على: {{message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للأسف، فشل في مشاركة المحتوى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هيئة التحري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تطوير تطبيق إنتجريت من خلال الإرسال التلقائي لتقارير الأعطال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تلقي الإخطارات اللحظية لأحدث الأخبار المحل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تلقي اقتراحات الأماكن القريبة بمساعدة موقع الـGP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حول تطبيق إنتجري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الإصدار: {{version}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تراخيص مفتوحة المصدر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لسماح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إلغاء تنشيط الخدم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لا توجد عروض متاح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لا توجد عروض متاحة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التدفئ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الماء/الصرف الصحي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جمع القمام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نظف المداخن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جراج/موقف السيارات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المطبخ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الحمام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دورة المياه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غرفة الأطفال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غرفة الأطفال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غرفة الأطفال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غرفة النوم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غرفة المعيش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الرَدْهَة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لمخزن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القب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الشرفة</text:p>
          </table:table-cell>
          <table:table-cell table:number-columns-repeated="61"/>
        </table:table-row>
        <table:table-row table:style-name="ro1" table:number-rows-repeated="10484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09:37.3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10:24.834000000</dc:date>
    <meta:editing-duration>PT24M</meta:editing-duration>
    <meta:editing-cycles>3</meta:editing-cycles>
    <meta:document-statistic meta:table-count="1" meta:cell-count="496" meta:object-count="0"/>
  </office:meta>
</office:document-meta>
</file>